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417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6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/>
    </style:style>
    <style:style style:name="T1" style:family="text">
      <style:text-properties officeooo:rsid="000aa1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1f3991c-7fff-fcb7-3348-6afc4b553851"/>Video transcript - Rijks<text:span text:style-name="T1">lounge</text:span> - Hoe maak je een kanaal aan?!</text:p>
      <text:p text:style-name="Text_20_body"/>
      <text:p text:style-name="P2">Een kanaal is een digitale ruimte waarin je met een groep mensen kan communiceren.</text:p>
      <text:p text:style-name="Text_20_body"/>
      <text:p text:style-name="P2">Een nieuw kanaal aanmaken doe je als volgt.</text:p>
      <text:p text:style-name="P2">Ga linksboven naar het icoontje “pen en papier”.</text:p>
      <text:p text:style-name="P2">Je klikt op “maak nieuw” en kies voor de optie “kanaal”.</text:p>
      <text:p text:style-name="P2">Nu kan je “Een nieuw kanaal aanmaken”.</text:p>
      <text:p text:style-name="Text_20_body"/>
      <text:p text:style-name="P2">Kies hier voor het aanmaken van een “Privé kanaal”.</text:p>
      <text:p text:style-name="P2">Stel die zo in dat “Alle gebruikers in het kanaal nieuwe berichten kunnen schrijven”.</text:p>
      <text:p text:style-name="P2">Ga vervolgens beneden naar de vrije tekstruimte van “Kanaal naam”.</text:p>
      <text:p text:style-name="P2">Kies daar een naam voor jouw kanaal en klik vervolgens op de knop “Creëren”.</text:p>
      <text:p text:style-name="Text_20_body"/>
      <text:p text:style-name="P2">Automatisch wordt je nu in het nieuwe kanaal geplaatst.</text:p>
      <text:p text:style-name="P2">En omdat jij de eigenaar van het kanaal bent, kan je nu je collega’s uitnodigen.</text:p>
      <text:p text:style-name="P2">Daarvoor ga je naar rechtsboven en klik je op het icoontje met de drie gebruikers.</text:p>
      <text:p text:style-name="P2">Nu kan je de ledenlijst samenstellen door op de knop te klikken “Gebruikers toevoegen”.</text:p>
      <text:p text:style-name="P2">Typ hier de namen van de collega ’s die je graag zou willen toevoegen.</text:p>
      <text:p text:style-name="P2">Als je klaar bent klik je daarna op de knop gebruikers toevoegen.</text:p>
      <text:p text:style-name="Text_20_body"/>
      <text:p text:style-name="P2">Heel veel plezier en succes met jouw eigen kanaal!</text:p>
      <text:p text:style-name="Text_20_body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1T23:04:53.205446981</meta:creation-date>
    <dc:date>2020-11-11T23:06:01.625340456</dc:date>
    <meta:editing-duration>PT1M8S</meta:editing-duration>
    <meta:editing-cycles>1</meta:editing-cycles>
    <meta:document-statistic meta:table-count="0" meta:image-count="0" meta:object-count="0" meta:page-count="1" meta:paragraph-count="18" meta:word-count="194" meta:character-count="1097" meta:non-whitespace-character-count="918"/>
    <meta:generator>LibreOffice/7.0.0.3$MacOSX_X86_64 LibreOffice_project/8061b3e9204bef6b321a21033174034a5e2ea88e</meta:generator>
  </office:meta>
</office:document-meta>
</file>